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1428f" officeooo:paragraph-rsid="0011428f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text-properties fo:language="id" fo:country="ID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text-properties fo:language="id" fo:country="ID"/>
    </style:style>
    <style:style style:name="P6" style:family="paragraph" style:parent-style-name="Footer">
      <style:paragraph-properties fo:text-align="center" style:justify-single-word="false"/>
      <style:text-properties fo:language="id" fo:country="ID"/>
    </style:style>
    <style:style style:name="P7" style:family="paragraph" style:parent-style-name="P_5f_KEDUA">
      <style:paragraph-properties fo:margin-left="0cm" fo:margin-right="0cm" fo:text-align="center" style:justify-single-word="false" fo:text-indent="0cm" style:auto-text-indent="false"/>
      <style:text-properties officeooo:paragraph-rsid="0020cd8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2" fo:widows="2" fo:text-indent="0cm" style:auto-text-indent="false" style:writing-mode="lr-tb"/>
      <style:text-properties officeooo:paragraph-rsid="001ed48d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weight="normal" officeooo:paragraph-rsid="0012e3d2" style:font-weight-asian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 style:list-style-name="anak_20_bab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 style:list-style-name="pasal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 style:list-style-name="anak_20_pasal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 style:list-style-name="pasal_20_dari_20_2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2pt" fo:language="id" fo:country="ID" fo:font-weight="normal" officeooo:paragraph-rsid="0012e3d2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2pt" fo:language="id" fo:country="ID" fo:font-weight="normal" officeooo:paragraph-rsid="0020cd8a" style:font-name-asian="Times New Roman1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2pt" fo:language="id" fo:country="ID" fo:font-weight="normal" officeooo:paragraph-rsid="0020f3f4" style:font-name-asian="Times New Roman1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2e3d2" style:font-name-asian="Times New Roman1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 style:list-style-name="sub_20_anak_20_pasal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ed48d" style:font-name-asian="Times New Roman1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 style:list-style-name="sub_20_anak_20_pasal_20_dari_20_1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ed48d" style:font-name-asian="Times New Roman1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 style:list-style-name="sub_20_anak_20_pasal_20_dari_20_2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ed48d" style:font-name-asian="Times New Roman1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 style:list-style-name="sub_20_anak_20_pasal_20_dari_20_4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ed48d" style:font-name-asian="Times New Roman1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 style:list-style-name="sub_20_anak_20_pasal_20_dari_20_8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2e3d2" style:font-name-asian="Times New Roman1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 style:list-style-name="sub_20_anak_20_pasal_20_dari_20_8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f7502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 style:list-style-name="sub_20_anak_20_pasal_20_dari_20_5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ed48d" style:font-name-asian="Times New Roman1" style:font-size-asian="12pt" style:font-weight-asian="normal" style:font-name-complex="Times New Roman1" style:font-size-complex="12pt" style:font-weight-complex="normal"/>
    </style:style>
    <style:style style:name="P27" style:family="paragraph" style:parent-style-name="Standard" style:list-style-name="sub_20_anak_20_pasal_20_dari_20_6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ed48d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 style:list-style-name="sub_20_anak_20_pasal_20_dari_20_7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ed48d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 style:list-style-name="pasal_20_dari_20_angka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2e3d2" style:font-name-asian="Times New Roman1" style:font-size-asian="12pt" style:font-weight-asian="normal" style:font-name-complex="Times New Roman1" style:font-size-complex="12pt" style:font-weight-complex="normal"/>
    </style:style>
    <style:style style:name="P30" style:family="paragraph" style:parent-style-name="Standard" style:list-style-name="anak_20_pasal_20_dari_20_A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2e3d2" style:font-name-asian="Times New Roman1" style:font-size-asian="12pt" style:font-weight-asian="normal" style:font-name-complex="Times New Roman1" style:font-size-complex="12pt" style:font-weight-complex="normal"/>
    </style:style>
    <style:style style:name="P31" style:family="paragraph" style:parent-style-name="Standard" style:list-style-name="anak_20_pasal_20_dari_20_B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12e3d2" style:font-name-asian="Times New Roman1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 style:list-style-name="anak_20_pasal_20_dari_20_B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20cd8a" style:font-name-asian="Times New Roman1" style:font-size-asian="12pt" style:font-weight-asian="normal" style:font-name-complex="Times New Roman1" style:font-size-complex="12pt" style:font-weight-complex="normal"/>
    </style:style>
    <style:style style:name="P33" style:family="paragraph" style:parent-style-name="Standard" style:list-style-name="pasal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language="id" fo:country="ID" fo:font-weight="normal" officeooo:paragraph-rsid="0025aaaa" style:font-name-asian="Times New Roman1" style:font-size-asian="12pt" style:font-weight-asian="normal" style:font-name-complex="Times New Roman1" style:font-size-complex="12pt" style:font-weight-complex="normal"/>
    </style:style>
    <style:style style:name="P34" style:family="paragraph" style:parent-style-name="Standard" style:list-style-name="sub_20_anak_20_pasal_20_dari_20_6">
      <style:paragraph-properties fo:margin-top="0cm" fo:margin-bottom="0cm" loext:contextual-spacing="false" fo:line-height="115%" fo:text-align="justify" style:justify-single-word="false"/>
      <style:text-properties fo:color="#000000" style:font-name="Times New Roman" fo:font-size="12pt" fo:language="id" fo:country="ID" fo:font-weight="normal" officeooo:paragraph-rsid="001ed48d" style:font-name-asian="Times New Roman1" style:font-size-asian="12pt" style:font-weight-asian="normal" style:font-name-complex="Times New Roman1" style:font-size-complex="12pt" style:font-weight-complex="normal"/>
    </style:style>
    <style:style style:name="P35" style:family="paragraph" style:parent-style-name="Standard" style:list-style-name="anak_20_bab">
      <style:paragraph-properties fo:margin-top="0cm" fo:margin-bottom="0cm" loext:contextual-spacing="false" fo:line-height="150%" fo:text-align="justify" style:justify-single-word="false"/>
      <style:text-properties fo:font-weight="bold" officeooo:paragraph-rsid="0012e3d2" style:font-weight-asian="bold" style:font-weight-complex="bold"/>
    </style:style>
    <style:style style:name="P36" style:family="paragraph" style:parent-style-name="Standard" style:list-style-name="anak_20_pasal">
      <style:paragraph-properties fo:margin-top="0cm" fo:margin-bottom="0cm" loext:contextual-spacing="false" fo:line-height="150%" fo:text-align="justify" style:justify-single-word="false"/>
      <style:text-properties fo:font-weight="bold" officeooo:paragraph-rsid="0012e3d2" style:font-weight-asian="bold" style:font-weight-complex="bold"/>
    </style:style>
    <style:style style:name="P37" style:family="paragraph" style:parent-style-name="Standard" style:list-style-name="sub_20_anak_20_pasal_20_dari_20_8">
      <style:paragraph-properties fo:margin-top="0cm" fo:margin-bottom="0cm" loext:contextual-spacing="false" fo:line-height="150%" fo:text-align="justify" style:justify-single-word="false"/>
      <style:text-properties officeooo:paragraph-rsid="001f7502"/>
    </style:style>
    <style:style style:name="P38" style:family="paragraph" style:parent-style-name="Standard" style:list-style-name="pasal">
      <style:paragraph-properties fo:margin-top="0cm" fo:margin-bottom="0cm" loext:contextual-spacing="false" fo:line-height="150%" fo:text-align="justify" style:justify-single-word="false"/>
      <style:text-properties officeooo:paragraph-rsid="0012e3d2"/>
    </style:style>
    <style:style style:name="P39" style:family="paragraph" style:parent-style-name="Standard" style:list-style-name="pasal_20_dari_20_1">
      <style:paragraph-properties fo:margin-top="0cm" fo:margin-bottom="0cm" loext:contextual-spacing="false" fo:line-height="150%" fo:text-align="justify" style:justify-single-word="false"/>
      <style:text-properties officeooo:paragraph-rsid="0025aaaa"/>
    </style:style>
    <style:style style:name="P40" style:family="paragraph" style:parent-style-name="Standard" style:list-style-name="sub_20_anak_20_pasal_20_dari_20_8">
      <style:paragraph-properties fo:margin-top="0cm" fo:margin-bottom="0cm" loext:contextual-spacing="false" fo:line-height="150%" fo:text-align="justify" style:justify-single-word="false"/>
      <style:text-properties fo:font-weight="normal" officeooo:paragraph-rsid="0012e3d2" style:font-weight-asian="normal" style:font-weight-complex="normal"/>
    </style:style>
    <style:style style:name="P41" style:family="paragraph" style:parent-style-name="Standard" style:list-style-name="pasal" style:master-page-name="Standard">
      <style:paragraph-properties fo:margin-top="0cm" fo:margin-bottom="0cm" loext:contextual-spacing="false" fo:line-height="150%" fo:text-align="justify" style:justify-single-word="false" style:page-number="16"/>
      <style:text-properties fo:color="#000000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42" style:family="paragraph" style:parent-style-name="Standard" style:master-page-name="First_20_Page">
      <style:paragraph-properties fo:margin-top="0cm" fo:margin-bottom="0cm" loext:contextual-spacing="false" fo:line-height="150%" fo:text-align="center" style:justify-single-word="false" style:page-number="26"/>
      <style:text-properties fo:color="#000000" style:font-name="Times New Roman" fo:font-size="12pt" fo:language="id" fo:country="ID" fo:font-weight="bold" officeooo:paragraph-rsid="0012e3d2" style:font-name-asian="Times New Roman1" style:font-size-asian="12pt" style:font-weight-asian="bold" style:font-name-complex="Times New Roman1" style:font-size-complex="12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2" fo:widows="2" fo:text-indent="0cm" style:auto-text-indent="false" style:writing-mode="lr-tb">
        <style:tab-stops>
          <style:tab-stop style:position="1.891cm"/>
          <style:tab-stop style:position="3.413cm"/>
        </style:tab-stops>
      </style:paragraph-properties>
      <style:text-properties fo:color="#000000" style:font-name="Times New Roman" fo:font-size="12pt" fo:language="id" fo:country="ID" fo:font-weight="normal" officeooo:paragraph-rsid="001f7502" style:font-name-asian="Times New Roman1" style:font-size-asian="12pt" style:font-weight-asian="normal" style:font-name-complex="Times New Roman1" style:font-size-complex="12pt" style:font-weight-complex="normal"/>
    </style:style>
    <style:style style:name="P44" style:family="paragraph" style:parent-style-name="Standard">
      <style:paragraph-properties fo:margin-left="1.27cm" fo:margin-right="0cm" fo:margin-top="0cm" fo:margin-bottom="0cm" loext:contextual-spacing="false" fo:line-height="150%" fo:text-align="center" style:justify-single-word="false" fo:orphans="2" fo:widows="2" fo:text-indent="0cm" style:auto-text-indent="false" style:writing-mode="lr-tb">
        <style:tab-stops>
          <style:tab-stop style:position="1.891cm"/>
          <style:tab-stop style:position="3.413cm"/>
        </style:tab-stops>
      </style:paragraph-properties>
      <style:text-properties fo:color="#000000" style:font-name="Times New Roman" fo:font-size="12pt" fo:language="id" fo:country="ID" fo:font-weight="normal" officeooo:paragraph-rsid="0020cd8a" style:font-name-asian="Times New Roman1" style:font-size-asian="12pt" style:font-weight-asian="normal" style:font-name-complex="Times New Roman1" style:font-size-complex="12pt" style:font-weight-complex="normal"/>
    </style:style>
    <style:style style:name="P45" style:family="paragraph" style:parent-style-name="Header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46" style:family="paragraph" style:parent-style-name="Footer">
      <style:paragraph-properties fo:text-align="center" style:justify-single-word="false"/>
      <style:text-properties style:font-name="Times New Roman" fo:language="id" fo:country="ID"/>
    </style:style>
    <style:style style:name="P47" style:family="paragraph" style:parent-style-name="P_5f_KEDUA">
      <style:text-properties fo:color="#000000" style:font-name="Times New Roman" fo:font-size="12pt" fo:language="id" fo:country="ID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color="#000000" style:font-name="Times New Roman" fo:font-size="12pt" fo:language="id" fo:country="ID" style:font-name-asian="Times New Roman1" style:font-size-asian="12pt" style:font-name-complex="Times New Roman1" style:font-size-complex="12pt"/>
    </style:style>
    <style:style style:name="T2" style:family="text">
      <style:text-properties fo:color="#000000" style:font-name="Times New Roman" fo:font-size="12pt" fo:language="id" fo:country="ID" officeooo:rsid="001ed48d" style:font-name-asian="Times New Roman1" style:font-size-asian="12pt" style:font-name-complex="Times New Roman1" style:font-size-complex="12pt"/>
    </style:style>
    <style:style style:name="T3" style:family="text">
      <style:text-properties fo:color="#000000" style:font-name="Times New Roman" fo:font-size="12pt" fo:language="id" fo:country="ID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4" style:family="text">
      <style:text-properties fo:color="#000000" style:font-name="Times New Roman" fo:font-size="12pt" fo:language="id" fo:country="ID" fo:font-weight="normal" officeooo:rsid="001f7502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language="id" fo:country="ID"/>
    </style:style>
    <style:style style:name="T6" style:family="text">
      <style:text-properties fo:language="id" fo:country="ID" officeooo:rsid="001ed4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oft-page-break/>BAB IV</text:p>
      <text:p text:style-name="P10">PENUTUP</text:p>
      <text:p text:style-name="P19"/>
      <text:list xml:id="list3487650848" text:style-name="anak_20_bab">
        <text:list-item>
          <text:p text:style-name="P11">Kesimpulan</text:p>
        </text:list-item>
      </text:list>
      <text:p text:style-name="P_5f_PERTAMA">Sesuai dengan analisa yang telah dilakukan terhadap sistem informasi Reaksi Atas Berita Warga Di Dinas Lingkungan Hidup, maka dapat diambil kesimpulan sebagai berikut :</text:p>
      <text:list xml:id="list484724566" text:style-name="pasal">
        <text:list-item>
          <text:p text:style-name="P38"><text:span text:style-name="T3">Sistem ini sudah berjalan baik dan sesuai dengan keinginan pengguna</text:span></text:p>
        </text:list-item>
        <text:list-item>
          <text:p text:style-name="P33">Dengan adanya sistem ini, memudahkan menyelesaikan masalah yang ada di sekitar Warga dan dapat saling berhubungan dengan baik antara warga, Organisasi Perangkat Daerah (OPD) dan Dinas Lingkungan Hidup Kota Serang.</text:p>
        </text:list-item>
        <text:list-item>
          <text:p text:style-name="P33">Dapat mempertimbangkan mana yang terlebih dahulu yang harus dibenahi dari aduan tersebut.</text:p>
        </text:list-item>
      </text:list>
      <text:list xml:id="list62842840262299" text:continue-list="list3487650848" text:style-name="anak_20_bab">
        <text:list-item>
          <text:p text:style-name="P35"><text:span text:style-name="T1">Saran</text:span></text:p>
        </text:list-item>
      </text:list>
      <text:p text:style-name="P_5f_PERTAMA">Adapun saran yang dapat diberikan sehubungan dengan analisa yang telah dilakukan sebagai berikut : </text:p>
      <text:list xml:id="list172961406" text:style-name="pasal_20_dari_20_1">
        <text:list-item>
          <text:p text:style-name="P39"><text:span text:style-name="T3">Dengan sistem yang dibangun ini sistem informasi Reaksi Atas Berita Warga akan lebih efisien, dan cepat sehingga akan berdampak baik pada Dinas Lingkungan Hidup Kota Serang.</text:span></text:p>
        </text:list-item>
        <text:list-item>
          <text:p text:style-name="P39"><text:span text:style-name="T3">Menambahkan user OPD agar bisa menerima notifikasi aduan secara langsung <text:s/>ketika ada aduan dari warga, dan OPD bisa merespon dan input hasil bukti telah dilaksanakannya aduan dari warga.</text:span></text:p>
        </text:list-item>
        <text:list-item>
          <text:p text:style-name="P39"><text:span text:style-name="T3">Diperlukan adanya target waktu pengerjaan aduan dari warga.</text:span></text:p>
        </text:list-item>
        <text:list-item>
          <text:p text:style-name="P39"><text:span text:style-name="T3">Disadari bahwa dalam analisa ini masih banyak kekurangan sehingga masih memerlukan saran – saran dan kritik yang bersifat membangun untuk perbaikan dimasa mendata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P_5f_PERTAMA" style:display-name="P_PERTAMA" style:family="paragraph" style:parent-style-name="Standard">
      <style:paragraph-properties fo:margin-left="0.7cm" fo:margin-right="0cm" fo:line-height="150%" fo:text-align="justify" style:justify-single-word="false" fo:text-indent="1.199cm" style:auto-text-indent="false"/>
    </style:style>
    <style:style style:name="P_5f_KEDUA" style:display-name="P_KEDUA" style:family="paragraph" style:parent-style-name="P_5f_PERTAMA">
      <style:paragraph-properties fo:margin-left="1.7cm" fo:margin-right="0cm" fo:line-height="150%" fo:text-align="justify" style:justify-single-word="false" fo:text-indent="1.199cm" style:auto-text-indent="false"/>
    </style:style>
    <style:style style:name="P_5f_TIGA" style:display-name="P_TIGA" style:family="paragraph" style:parent-style-name="P_5f_KEDUA">
      <style:paragraph-properties fo:margin-left="2.499cm" fo:margin-right="0cm" fo:text-indent="1.199cm" style:auto-text-indent="false"/>
    </style:style>
    <style:style style:name="P_5f_EMPAT" style:display-name="P_EMPAT" style:family="paragraph" style:parent-style-name="P_5f_TIGA">
      <style:paragraph-properties fo:margin-left="3.2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_5f_LIMA" style:display-name="P_LIMA" style:family="paragraph" style:parent-style-name="P_5f_EMPAT">
      <style:paragraph-properties fo:margin-left="3.9cm" fo:margin-right="0cm" fo:text-indent="0cm" style:auto-text-indent="fals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ListLabel_20_143" style:display-name="ListLabel 143" style:family="text">
      <style:text-properties style:font-name="Times New Roman" fo:font-family="'Times New Roman'" style:font-family-generic="roman" fo:font-size="12pt" style:font-size-asian="12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="Times New Roman" fo:font-family="'Times New Roman'" style:font-family-generic="roman" fo:font-size="12pt" fo:font-weight="bold" style:font-size-asian="12pt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anak_20_bab" style:display-name="anak bab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sal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cm" fo:margin-left="1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" style:display-name="anak pasal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" style:display-name="sub anak pasal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79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3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B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dari_20_A" style:display-name="anak pasal dari A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1" style:display-name="sub anak pasal dari 1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sal_20_dari_20_1" style:display-name="pasal dari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A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4" text:style-name="ListLabel_20_14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5" text:style-name="ListLabel_20_1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bullet text:level="7" text:style-name="ListLabel_20_149" style:num-suffix="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Symbol" style:font-charset="x-symbol"/>
      </text:list-level-style-bullet>
      <text:list-level-style-bullet text:level="8" text:style-name="ListLabel_20_150" style:num-suffix="o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92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6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7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54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92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6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7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54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5.19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9.0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81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08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3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92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9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6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7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0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54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SIMBOL" style:display-name="anak pasal SIMBOL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799cm" fo:margin-left="2.49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dari_20_B" style:display-name="anak pasal dari B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dari_20_C" style:display-name="anak pasal dari C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nak_20_pasal_20_dari_20_D" style:display-name="anak pasal dari D">
      <text:list-level-style-number text:level="1" style:num-suffix=")." style:num-format="1">
        <style:list-level-properties text:list-level-position-and-space-mode="label-alignment">
          <style:list-level-label-alignment text:label-followed-by="listtab" fo:text-indent="-0.7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sub_20_anak_20_pasal_20_" style:display-name="sub sub anak pasal ">
      <text:list-level-style-number text:level="1" text:style-name="Numbering_20_Symbols" style:num-prefix="(" style:num-suffix=")." style:num-format="1">
        <style:list-level-properties text:list-level-position-and-space-mode="label-alignment">
          <style:list-level-label-alignment text:label-followed-by="listtab" fo:text-indent="-0.7cm" fo:margin-left="3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sub_20_anak_20_pasal_20_dari_20_a_29_" style:display-name="sub sub anak pasal dari a)">
      <text:list-level-style-number text:level="1" text:style-name="Numbering_20_Symbols" style:num-prefix="(" style:num-suffix=")." style:num-format="1">
        <style:list-level-properties text:list-level-position-and-space-mode="label-alignment">
          <style:list-level-label-alignment text:label-followed-by="listtab" fo:text-indent="-0.7cm" fo:margin-left="3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2" style:display-name="sub anak pasal dari 2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sub_20_anak_20_pasal_20_dari_20_b_29_" style:display-name="sub sub anak pasal dari b)">
      <text:list-level-style-number text:level="1" text:style-name="Numbering_20_Symbols" style:num-prefix="(" style:num-suffix=")." style:num-format="1">
        <style:list-level-properties text:list-level-position-and-space-mode="label-alignment">
          <style:list-level-label-alignment text:label-followed-by="listtab" fo:text-indent="-0.7cm" fo:margin-left="3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3" style:display-name="sub anak pasal dari 3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4" style:display-name="sub anak pasal dari 4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5" style:display-name="sub anak pasal dari 5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6" style:display-name="sub anak pasal dari 6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7" style:display-name="sub anak pasal dari 7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ub_20_anak_20_pasal_20_dari_20_8" style:display-name="sub anak pasal dari 8">
      <text:list-level-style-number text:level="1" text:style-name="Numbering_20_Symbols" style:num-suffix=")." style:num-format="a">
        <style:list-level-properties text:list-level-position-and-space-mode="label-alignment">
          <style:list-level-label-alignment text:label-followed-by="listtab" fo:text-indent="-0.7cm" fo:margin-left="3.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sal_20_dari_20_angka" style:display-name="pasal dari angk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asal_20_dari_20_2" style:display-name="pasal dari 2">
      <text:list-level-style-number text:level="1" text:style-name="Numbering_20_Symbols" style:num-prefix="C." style:num-suffix="." style:num-format="1">
        <style:list-level-properties text:list-level-position-and-space-mode="label-alignment">
          <style:list-level-label-alignment text:label-followed-by="listtab" fo:text-indent="-1cm" fo:margin-left="1.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1428f" officeooo:paragraph-rsid="0011428f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text-properties fo:language="id" fo:country="ID"/>
    </style:style>
    <style:style style:name="MP5" style:family="paragraph" style:parent-style-name="Footer">
      <style:paragraph-properties fo:text-align="center" style:justify-single-word="false"/>
      <style:text-properties style:font-name="Times New Roman" fo:language="id" fo:country="ID"/>
    </style:style>
    <style:style style:name="MP6" style:family="paragraph" style:parent-style-name="Footer">
      <style:text-properties fo:language="id" fo:country="ID"/>
    </style:style>
    <style:style style:name="MP7" style:family="paragraph" style:parent-style-name="Header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MP8" style:family="paragraph" style:parent-style-name="Footer">
      <style:paragraph-properties fo:text-align="center" style:justify-single-word="false"/>
      <style:text-properties fo:language="id" fo:country="ID"/>
    </style:style>
    <style:page-layout style:name="Mpm1">
      <style:page-layout-properties fo:page-width="21.001cm" fo:page-height="29.7cm" style:num-format="1" style:print-orientation="portrait" fo:margin-top="2cm" fo:margin-bottom="2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1.499cm" fo:margin-left="0cm" fo:margin-right="0cm" fo:margin-top="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cm" fo:background-color="transparent" style:dynamic-spacing="false" draw:fill="none" draw:fill-color="#729fcf"/>
      </style:header-style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.27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31cm" fo:margin-left="0cm" fo:margin-right="0cm" fo:margin-bottom="2.632cm" style:dynamic-spacing="true"/>
      </style:header-style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5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page-number text:select-page="current">26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Converted2" style:page-layout-name="Mpm10" style:next-style-name="Converted1">
      <style:header>
        <text:p text:style-name="MP3"><text:page-number text:select-page="current">0</text:page-number></text:p>
        <text:p text:style-name="MP4"/>
      </style:header>
      <style:footer>
        <text:p text:style-name="MP5">4</text:p>
        <text:p text:style-name="MP6"/>
      </style:footer>
    </style:master-page>
    <style:master-page style:name="Converted1" style:page-layout-name="Mpm10">
      <style:header>
        <text:p text:style-name="MP7"><text:page-number text:select-page="current">0</text:page-number></text:p>
        <text:p text:style-name="MP4"/>
      </style:header>
      <style:footer>
        <text:p text:style-name="MP8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7:20:56.990242752</meta:creation-date>
    <dc:date>2019-07-10T06:28:41.469360611</dc:date>
    <meta:editing-duration>PT2H43M51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18" meta:word-count="193" meta:character-count="1272" meta:non-whitespace-character-count="1103"/>
  </office:meta>
</office:document-meta>
</file>